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6a38" officeooo:paragraph-rsid="00166a38"/>
    </style:style>
    <style:style style:name="P2" style:family="paragraph" style:parent-style-name="Standard">
      <style:text-properties officeooo:rsid="00166a38" officeooo:paragraph-rsid="00198106"/>
    </style:style>
    <style:style style:name="P3" style:family="paragraph" style:parent-style-name="Standard">
      <style:text-properties officeooo:rsid="00198106" officeooo:paragraph-rsid="00198106"/>
    </style:style>
    <style:style style:name="P4" style:family="paragraph" style:parent-style-name="Standard">
      <style:text-properties officeooo:rsid="001b7e45" officeooo:paragraph-rsid="001b7e45"/>
    </style:style>
    <style:style style:name="P5" style:family="paragraph" style:parent-style-name="Standard">
      <style:text-properties officeooo:rsid="001b7e45" officeooo:paragraph-rsid="001d91cf"/>
    </style:style>
    <style:style style:name="P6" style:family="paragraph" style:parent-style-name="Standard">
      <style:text-properties officeooo:rsid="001b7e45" officeooo:paragraph-rsid="001e409b"/>
    </style:style>
    <style:style style:name="P7" style:family="paragraph" style:parent-style-name="Standard">
      <style:text-properties officeooo:rsid="001b7e45" officeooo:paragraph-rsid="001fa4b3"/>
    </style:style>
    <style:style style:name="P8" style:family="paragraph" style:parent-style-name="Table_20_Contents">
      <style:text-properties officeooo:rsid="00198106" officeooo:paragraph-rsid="00198106"/>
    </style:style>
    <style:style style:name="P9" style:family="paragraph" style:parent-style-name="Standard">
      <style:text-properties officeooo:rsid="0018088d" officeooo:paragraph-rsid="00198106"/>
    </style:style>
    <style:style style:name="P10" style:family="paragraph" style:parent-style-name="Standard" style:list-style-name="L1">
      <style:text-properties officeooo:rsid="001b7e45" officeooo:paragraph-rsid="001b7e45"/>
    </style:style>
    <style:style style:name="P11" style:family="paragraph" style:parent-style-name="Standard" style:list-style-name="L2">
      <style:text-properties officeooo:rsid="001b7e45" officeooo:paragraph-rsid="001b7e45"/>
    </style:style>
    <style:style style:name="P12" style:family="paragraph" style:parent-style-name="Standard" style:list-style-name="L3">
      <style:text-properties officeooo:rsid="001b7e45" officeooo:paragraph-rsid="001b7e45"/>
    </style:style>
    <style:style style:name="P13" style:family="paragraph" style:parent-style-name="Standard" style:list-style-name="L5">
      <style:text-properties officeooo:rsid="001b7e45" officeooo:paragraph-rsid="001d91cf"/>
    </style:style>
    <style:style style:name="P14" style:family="paragraph" style:parent-style-name="Standard">
      <style:text-properties officeooo:rsid="001d91cf" officeooo:paragraph-rsid="001d91cf"/>
    </style:style>
    <style:style style:name="P15" style:family="paragraph" style:parent-style-name="Standard" style:list-style-name="L4">
      <style:text-properties officeooo:rsid="001d91cf" officeooo:paragraph-rsid="001b7e45"/>
    </style:style>
    <style:style style:name="P16" style:family="paragraph" style:parent-style-name="Standard">
      <style:text-properties officeooo:rsid="001e409b" officeooo:paragraph-rsid="001e409b"/>
    </style:style>
    <style:style style:name="P17" style:family="paragraph" style:parent-style-name="Standard">
      <style:text-properties officeooo:rsid="001e409b" officeooo:paragraph-rsid="001fa4b3"/>
    </style:style>
    <style:style style:name="T1" style:family="text">
      <style:text-properties officeooo:rsid="0018088d"/>
    </style:style>
    <style:style style:name="T2" style:family="text">
      <style:text-properties officeooo:rsid="00198106"/>
    </style:style>
    <style:style style:name="T3" style:family="text">
      <style:text-properties officeooo:rsid="001ca435"/>
    </style:style>
    <style:style style:name="T4" style:family="text">
      <style:text-properties officeooo:rsid="001d91cf"/>
    </style:style>
    <style:style style:name="T5" style:family="text">
      <style:text-properties officeooo:rsid="001e409b"/>
    </style:style>
    <style:style style:name="T6" style:family="text">
      <style:text-properties officeooo:rsid="001fa4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<text:span text:style-name="T1">4</text:span>:</text:p>
      <text:p text:style-name="P2"/>
      <text:p text:style-name="P9">Task abstraction:</text:p>
      <text:p text:style-name="P2"><text:tab/><text:span text:style-name="T2">Goals/Tasks: Analysis or Engagement/Persuasion?</text:span></text:p>
      <text:p text:style-name="P3">Actions:</text:p>
      <text:p text:style-name="P3"><text:tab/>Analyze:</text:p>
      <text:p text:style-name="P3"><text:tab/><text:tab/>consume (discover, enjoy, present)</text:p>
      <text:p text:style-name="P3"><text:tab/><text:tab/>produce (annotate, record, derive)</text:p>
      <text:p text:style-name="P3"><text:tab/></text:p>
      <text:p text:style-name="P3"><text:tab/>Search:</text:p>
      <text:p text:style-name="P3"><text:tab/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Target known</text:p>
          </table:table-cell>
          <table:table-cell table:style-name="Table1.C1" office:value-type="string">
            <text:p text:style-name="P8">Target unknown</text:p>
          </table:table-cell>
        </table:table-row>
        <table:table-row>
          <table:table-cell table:style-name="Table1.A2" office:value-type="string">
            <text:p text:style-name="P8">Location known</text:p>
          </table:table-cell>
          <table:table-cell table:style-name="Table1.A2" office:value-type="string">
            <text:p text:style-name="P8">lookup</text:p>
          </table:table-cell>
          <table:table-cell table:style-name="Table1.C2" office:value-type="string">
            <text:p text:style-name="P8">browse</text:p>
          </table:table-cell>
        </table:table-row>
        <table:table-row>
          <table:table-cell table:style-name="Table1.A2" office:value-type="string">
            <text:p text:style-name="P8">Location Unknown</text:p>
          </table:table-cell>
          <table:table-cell table:style-name="Table1.A2" office:value-type="string">
            <text:p text:style-name="P8">locate</text:p>
          </table:table-cell>
          <table:table-cell table:style-name="Table1.C2" office:value-type="string">
            <text:p text:style-name="P8">explore</text:p>
          </table:table-cell>
        </table:table-row>
      </table:table>
      <text:p text:style-name="P3"/>
      <text:p text:style-name="P3"><text:tab/>Query:</text:p>
      <text:p text:style-name="P3"><text:tab/><text:tab/>identify</text:p>
      <text:p text:style-name="P3"><text:tab/><text:tab/>compare</text:p>
      <text:p text:style-name="P3"><text:tab/><text:tab/>summarize</text:p>
      <text:p text:style-name="P3"/>
      <text:p text:style-name="P3"/>
      <text:p text:style-name="P4">Nested Model: (domain situation &gt; data abstraction &gt; visual encoding &gt; algorithm)</text:p>
      <text:p text:style-name="P4"><text:tab/>Good for:</text:p>
      <text:list xml:id="list8635153611186620066" text:style-name="L1">
        <text:list-item>
          <text:p text:style-name="P10">Design decision</text:p>
        </text:list-item>
        <text:list-item>
          <text:p text:style-name="P10">Analyze design process</text:p>
        </text:list-item>
        <text:list-item>
          <text:p text:style-name="P10">validate</text:p>
        </text:list-item>
      </text:list>
      <text:p text:style-name="P4"/>
      <text:p text:style-name="P4"><text:tab/>Domain Characterization:</text:p>
      <text:list xml:id="list7871635493148196151" text:style-name="L2">
        <text:list-item>
          <text:p text:style-name="P11">hard part (determining language and expressing it)</text:p>
        </text:list-item>
        <text:list-item>
          <text:p text:style-name="P11">get to know what they need</text:p>
        </text:list-item>
        <text:list-item>
          <text:p text:style-name="P11">personas</text:p>
        </text:list-item>
      </text:list>
      <text:p text:style-name="P4"/>
      <text:p text:style-name="P4"><text:tab/>Data &amp; Task Abstraction:</text:p>
      <text:list xml:id="list7747191330393170287" text:style-name="L3">
        <text:list-item>
          <text:p text:style-name="P12">what – when why</text:p>
        </text:list-item>
        <text:list-item>
          <text:p text:style-name="P12">find data types and good model of the data</text:p>
        </text:list-item>
        <text:list-item>
          <text:p text:style-name="P12">Derive information from the given data <text:span text:style-name="T3">(Text → points or categories)</text:span><text:tab/></text:p>
        </text:list-item>
      </text:list>
      <text:p text:style-name="P5"><text:tab/></text:p>
      <text:p text:style-name="P14"><text:tab/>Encoding:</text:p>
      <text:list xml:id="list8815426540201697418" text:style-name="L4">
        <text:list-item>
          <text:p text:style-name="P15">create ways to create and manipulate the visual representation of data<text:tab/></text:p>
        </text:list-item>
        <text:list-item>
          <text:p text:style-name="P15">design of idioms that specify an approach (visual/interactions)</text:p>
        </text:list-item>
        <text:list-item>
          <text:p text:style-name="P15">really EXPLORE options (you may need to compromise)</text:p>
        </text:list-item>
      </text:list>
      <text:p text:style-name="P5"><text:tab/></text:p>
      <text:p text:style-name="P14"><text:tab/>Algorithms:</text:p>
      <text:list xml:id="list5203740473408523907" text:style-name="L5">
        <text:list-item>
          <text:p text:style-name="P13"><text:s/><text:span text:style-name="T4">fast, computation, efficiency, memory</text:span></text:p>
        </text:list-item>
        <text:list-item>
          <text:p text:style-name="P13">*<text:span text:style-name="T4">depends on domain</text:span></text:p>
        </text:list-item>
      </text:list>
      <text:p text:style-name="P6"><text:tab/></text:p>
      <text:p text:style-name="P16"><text:soft-page-break/>Role of evaluation:</text:p>
      <text:p text:style-name="P7"><text:tab/><text:span text:style-name="T5">Validation: </text:span></text:p>
      <text:p text:style-name="P17"><text:tab/><text:tab/>having people in domain have their needs/task met by the viz.</text:p>
      <text:p text:style-name="P7"><text:tab/><text:tab/><text:span text:style-name="T6">Ie, they way its shown may not work (is it communicated well to the domain)</text:span></text:p>
      <text:p text:style-name="P7"><text:tab/><text:tab/><text:tab/><text:span text:style-name="T6">User feed back: observe how they use it</text:span></text:p>
      <text:p text:style-name="P7"><text:tab/><text:tab/><text:tab/></text:p>
      <text:p text:style-name="P7"><text:tab/><text:tab/><text:tab/></text:p>
      <text:p text:style-name="P7"><text:tab/><text:tab/></text:p>
      <text:p text:style-name="P5"><text:tab/><text:tab/><text:tab/></text:p>
      <text:list xml:id="list142703679838249" text:continue-numbering="true" text:style-name="L5">
        <text:list-header>
          <text:p text:style-name="P13"/>
        </text:list-header>
      </text:list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3:03:16.362952644</meta:creation-date>
    <dc:date>2019-01-22T14:27:01.819538315</dc:date>
    <meta:editing-duration>PT41M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56" meta:word-count="187" meta:character-count="1196" meta:non-whitespace-character-count="1018"/>
  </office:meta>
</office:document-meta>
</file>